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Jae Lee</text:p>
      <text:p text:style-name="Standard">HW#4</text:p>
      <text:p text:style-name="Standard"/>
      <text:p text:style-name="Standard">3.58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ypedef enum {MODE_A, MODE_B, MODE_C, MODE_D, MODE_E} mode_t;</text:p>
            <text:p text:style-name="Table_20_Contents"></text:p>
            <text:p text:style-name="Table_20_Contents">int switch3(int *p1, int *p2, mode_t action){</text:p>
            <text:p text:style-name="Table_20_Contents"><text:tab/>int result = 0;</text:p>
            <text:p text:style-name="Table_20_Contents"><text:tab/>switch(action){</text:p>
            <text:p text:style-name="Table_20_Contents"><text:tab/><text:tab/>case MODE_A:</text:p>
            <text:p text:style-name="Table_20_Contents"><text:tab/><text:tab/><text:tab/>result = *p1;</text:p>
            <text:p text:style-name="Table_20_Contents"><text:tab/><text:tab/><text:tab/>*p1 = *p2;</text:p>
            <text:p text:style-name="Table_20_Contents"><text:tab/><text:tab/><text:tab/>break;</text:p>
            <text:p text:style-name="Table_20_Contents"><text:tab/><text:tab/>case MODE_B:</text:p>
            <text:p text:style-name="Table_20_Contents"><text:tab/><text:tab/><text:tab/>result = *p1+*p2;</text:p>
            <text:p text:style-name="Table_20_Contents"><text:tab/><text:tab/><text:tab/>*p2 = result;</text:p>
            <text:p text:style-name="Table_20_Contents"><text:tab/><text:tab/><text:tab/>break;</text:p>
            <text:p text:style-name="Table_20_Contents"><text:tab/><text:tab/>case MODE_C:</text:p>
            <text:p text:style-name="Table_20_Contents"><text:tab/><text:tab/><text:tab/>*p2 = 15;</text:p>
            <text:p text:style-name="Table_20_Contents"><text:tab/><text:tab/><text:tab/>result = *p1;</text:p>
            <text:p text:style-name="Table_20_Contents"><text:tab/><text:tab/><text:tab/>break;</text:p>
            <text:p text:style-name="Table_20_Contents"><text:tab/><text:tab/>case MODE_D:</text:p>
            <text:p text:style-name="Table_20_Contents"><text:tab/><text:tab/><text:tab/>*p2 = *p1;</text:p>
            <text:p text:style-name="Table_20_Contents"><text:tab/><text:tab/>case MODE_E:</text:p>
            <text:p text:style-name="Table_20_Contents"><text:tab/><text:tab/><text:tab/>result = 17;</text:p>
            <text:p text:style-name="Table_20_Contents"><text:tab/>}</text:p>
            <text:p text:style-name="Table_20_Contents"><text:tab/>return result;</text:p>
            <text:p text:style-name="Table_20_Contents">}</text:p>
            <text:p text:style-name="Table_20_Contents"/>
            <text:p text:style-name="Table_20_Contents"/>
            <text:p text:style-name="Table_20_Contents">Option used</text:p>
            <text:p text:style-name="Table_20_Contents"/>
            <text:p text:style-name="P1">gcc -O0 -S -m32 3_58.c</text:p>
          </table:table-cell>
          <table:table-cell table:style-name="Table1.B1" office:value-type="string">
            <text:p text:style-name="Table_20_Contents"><text:tab/>.file<text:tab/>"3_58.c"</text:p>
            <text:p text:style-name="Table_20_Contents"><text:tab/>.text</text:p>
            <text:p text:style-name="Table_20_Contents">.globl switch3</text:p>
            <text:p text:style-name="Table_20_Contents"><text:tab/>.type<text:tab/>switch3, @function</text:p>
            <text:p text:style-name="Table_20_Contents">switch3:</text:p>
            <text:p text:style-name="Table_20_Contents"><text:tab/>pushl<text:tab/>%ebp</text:p>
            <text:p text:style-name="Table_20_Contents"><text:tab/>movl<text:tab/>%esp, %ebp</text:p>
            <text:p text:style-name="Table_20_Contents"><text:tab/>subl<text:tab/>$16, %esp</text:p>
            <text:p text:style-name="Table_20_Contents"><text:tab/>movl<text:tab/>$0, -4(%ebp)</text:p>
            <text:p text:style-name="Table_20_Contents"><text:tab/>cmpl<text:tab/>$4, 16(%ebp)</text:p>
            <text:p text:style-name="Table_20_Contents"><text:tab/>ja<text:tab/>.L2</text:p>
            <text:p text:style-name="Table_20_Contents"><text:tab/>movl<text:tab/>16(%ebp), %eax</text:p>
            <text:p text:style-name="Table_20_Contents"><text:tab/>sall<text:tab/>$2, %eax</text:p>
            <text:p text:style-name="Table_20_Contents"><text:tab/>movl<text:tab/>.L8(%eax), %eax</text:p>
            <text:p text:style-name="Table_20_Contents"><text:tab/>jmp<text:tab/>*%eax</text:p>
            <text:p text:style-name="Table_20_Contents"><text:tab/>.section<text:tab/>.rodata</text:p>
            <text:p text:style-name="Table_20_Contents"><text:tab/>.align 4</text:p>
            <text:p text:style-name="Table_20_Contents"><text:tab/>.align 4</text:p>
            <text:p text:style-name="Table_20_Contents">.L8:</text:p>
            <text:p text:style-name="Table_20_Contents"><text:tab/>.long<text:tab/>.L3</text:p>
            <text:p text:style-name="Table_20_Contents"><text:tab/>.long<text:tab/>.L4</text:p>
            <text:p text:style-name="Table_20_Contents"><text:tab/>.long<text:tab/>.L5</text:p>
            <text:p text:style-name="Table_20_Contents"><text:tab/>.long<text:tab/>.L6</text:p>
            <text:p text:style-name="Table_20_Contents"><text:tab/>.long<text:tab/>.L7</text:p>
            <text:p text:style-name="Table_20_Contents"><text:tab/>.text</text:p>
            <text:p text:style-name="Table_20_Contents">.L3:</text:p>
            <text:p text:style-name="Table_20_Contents"><text:tab/>movl<text:tab/>8(%ebp), %eax</text:p>
            <text:p text:style-name="Table_20_Contents"><text:tab/>movl<text:tab/>(%eax), %eax</text:p>
            <text:p text:style-name="Table_20_Contents"><text:tab/>movl<text:tab/>%eax, -4(%ebp)</text:p>
            <text:p text:style-name="Table_20_Contents"><text:tab/>movl<text:tab/>12(%ebp), %eax</text:p>
            <text:p text:style-name="Table_20_Contents"><text:tab/>movl<text:tab/>(%eax), %edx</text:p>
            <text:p text:style-name="Table_20_Contents"><text:tab/>movl<text:tab/>8(%ebp), %eax</text:p>
            <text:p text:style-name="Table_20_Contents"><text:tab/>movl<text:tab/>%edx, (%eax)</text:p>
            <text:p text:style-name="Table_20_Contents"><text:tab/>jmp<text:tab/>.L2</text:p>
            <text:p text:style-name="Table_20_Contents">.L4:</text:p>
            <text:p text:style-name="Table_20_Contents"><text:tab/>movl<text:tab/>8(%ebp), %eax</text:p>
            <text:p text:style-name="Table_20_Contents"><text:tab/>movl<text:tab/>(%eax), %edx</text:p>
            <text:p text:style-name="Table_20_Contents"><text:tab/>movl<text:tab/>12(%ebp), %eax</text:p>
            <text:p text:style-name="Table_20_Contents"><text:tab/>movl<text:tab/>(%eax), %eax</text:p>
            <text:p text:style-name="Table_20_Contents"><text:tab/>leal<text:tab/>(%edx,%eax), %eax</text:p>
            <text:p text:style-name="Table_20_Contents"><text:tab/>movl<text:tab/>%eax, -4(%ebp)</text:p>
            <text:p text:style-name="Table_20_Contents"><text:tab/>movl<text:tab/>12(%ebp), %eax</text:p>
            <text:p text:style-name="Table_20_Contents"><text:tab/>movl<text:tab/>-4(%ebp), %edx</text:p>
            <text:p text:style-name="Table_20_Contents"><text:soft-page-break/><text:tab/>movl<text:tab/>%edx, (%eax)</text:p>
            <text:p text:style-name="Table_20_Contents"><text:tab/>jmp<text:tab/>.L2</text:p>
            <text:p text:style-name="Table_20_Contents">.L5:</text:p>
            <text:p text:style-name="Table_20_Contents"><text:tab/>movl<text:tab/>12(%ebp), %eax</text:p>
            <text:p text:style-name="Table_20_Contents"><text:tab/>movl<text:tab/>$15, (%eax)</text:p>
            <text:p text:style-name="Table_20_Contents"><text:tab/>movl<text:tab/>8(%ebp), %eax</text:p>
            <text:p text:style-name="Table_20_Contents"><text:tab/>movl<text:tab/>(%eax), %eax</text:p>
            <text:p text:style-name="Table_20_Contents"><text:tab/>movl<text:tab/>%eax, -4(%ebp)</text:p>
            <text:p text:style-name="Table_20_Contents"><text:tab/>jmp<text:tab/>.L2</text:p>
            <text:p text:style-name="Table_20_Contents">.L6:</text:p>
            <text:p text:style-name="Table_20_Contents"><text:tab/>movl<text:tab/>8(%ebp), %eax</text:p>
            <text:p text:style-name="Table_20_Contents"><text:tab/>movl<text:tab/>(%eax), %edx</text:p>
            <text:p text:style-name="Table_20_Contents"><text:tab/>movl<text:tab/>12(%ebp), %eax</text:p>
            <text:p text:style-name="Table_20_Contents"><text:tab/>movl<text:tab/>%edx, (%eax)</text:p>
            <text:p text:style-name="Table_20_Contents">.L7:</text:p>
            <text:p text:style-name="Table_20_Contents"><text:tab/>movl<text:tab/>$17, -4(%ebp)</text:p>
            <text:p text:style-name="Table_20_Contents">.L2:</text:p>
            <text:p text:style-name="Table_20_Contents"><text:tab/>movl<text:tab/>-4(%ebp), %eax</text:p>
            <text:p text:style-name="Table_20_Contents"><text:tab/>leave</text:p>
            <text:p text:style-name="Table_20_Contents"><text:tab/>ret</text:p>
            <text:p text:style-name="Table_20_Contents"><text:tab/>.size<text:tab/>switch3, .-switch3</text:p>
            <text:p text:style-name="Table_20_Contents"><text:tab/>.ident<text:tab/>"GCC: (GNU) 4.4.7 20120313 (Red Hat 4.4.7-3)"</text:p>
            <text:p text:style-name="Table_20_Contents"><text:tab/>.section<text:tab/>.note.GNU-stack,"",@progbits</text:p>
          </table:table-cell>
        </table:table-row>
      </table:table>
      <text:p text:style-name="Standard"/>
      <text:p text:style-name="Standard">3.62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A. M = 13</text:p>
            <text:p text:style-name="Table_20_Contents">B. %edi = i, %ecx = j <text:s/></text:p>
          </table:table-cell>
          <table:covered-table-cell/>
        </table:table-row>
        <table:table-row>
          <table:table-cell table:style-name="Table2.A2" office:value-type="string">
            <text:p text:style-name="Table_20_Contents">C.</text:p>
            <text:p text:style-name="Table_20_Contents">#include &lt;stdio.h&gt;</text:p>
            <text:p text:style-name="Table_20_Contents">#define M 13</text:p>
            <text:p text:style-name="Table_20_Contents"></text:p>
            <text:p text:style-name="Table_20_Contents">typedef int Marray_t[M][M];</text:p>
            <text:p text:style-name="Table_20_Contents"/>
            <text:p text:style-name="Table_20_Contents">void transpose_optimized(Marray_t A) {</text:p>
            <text:p text:style-name="Table_20_Contents"><text:tab/>int i, j;</text:p>
            <text:p text:style-name="Table_20_Contents"></text:p>
            <text:p text:style-name="Table_20_Contents"><text:tab/>for(i = 0; i &lt; M; i++){</text:p>
            <text:p text:style-name="Table_20_Contents"><text:tab/><text:tab/>int *Arow = &amp;A[i][0];</text:p>
            <text:p text:style-name="Table_20_Contents"><text:tab/><text:tab/>int *Acol = &amp;A[0][i];</text:p>
            <text:p text:style-name="Table_20_Contents"><text:tab/><text:tab/>for(j = 0; j &lt; i; j++){</text:p>
            <text:p text:style-name="Table_20_Contents"><text:tab/><text:tab/><text:tab/>int eax = *(Arow+j);</text:p>
            <text:p text:style-name="Table_20_Contents"><text:tab/><text:tab/><text:tab/>*(Arow+j) = *(Acol+M*j);</text:p>
            <text:p text:style-name="Table_20_Contents"><text:tab/><text:tab/><text:tab/>*(Acol+M*j) = eax;</text:p>
            <text:p text:style-name="Table_20_Contents"><text:tab/><text:tab/>}</text:p>
            <text:p text:style-name="Table_20_Contents"><text:tab/>}</text:p>
            <text:p text:style-name="Table_20_Contents"><text:soft-page-break/></text:p>
            <text:p text:style-name="Table_20_Contents">}</text:p>
            <text:p text:style-name="Table_20_Contents"/>
            <text:p text:style-name="Table_20_Contents">Option used</text:p>
            <text:p text:style-name="P1">gcc -O2 -S -m32 3_62.c</text:p>
          </table:table-cell>
          <table:table-cell table:style-name="Table2.B2" office:value-type="string">
            <text:p text:style-name="Table_20_Contents"><text:tab/>.file<text:tab/>"3_62.c"</text:p>
            <text:p text:style-name="Table_20_Contents"><text:tab/>.text</text:p>
            <text:p text:style-name="Table_20_Contents"><text:tab/>.p2align 4,,15</text:p>
            <text:p text:style-name="Table_20_Contents">.globl transpose_optimized</text:p>
            <text:p text:style-name="Table_20_Contents"><text:tab/>.type<text:tab/>transpose_optimized, @function</text:p>
            <text:p text:style-name="Table_20_Contents">transpose_optimized:</text:p>
            <text:p text:style-name="Table_20_Contents"><text:tab/>pushl<text:tab/>%ebp</text:p>
            <text:p text:style-name="Table_20_Contents"><text:tab/>movl<text:tab/>%esp, %ebp</text:p>
            <text:p text:style-name="Table_20_Contents"><text:tab/>pushl<text:tab/>%edi</text:p>
            <text:p text:style-name="Table_20_Contents"><text:tab/>movl<text:tab/>$52, %edi</text:p>
            <text:p text:style-name="Table_20_Contents"><text:tab/>pushl<text:tab/>%esi</text:p>
            <text:p text:style-name="Table_20_Contents"><text:tab/>pushl<text:tab/>%ebx</text:p>
            <text:p text:style-name="Table_20_Contents"><text:tab/>subl<text:tab/>$4, %esp</text:p>
            <text:p text:style-name="Table_20_Contents"><text:tab/>movl<text:tab/>8(%ebp), %ecx</text:p>
            <text:p text:style-name="Table_20_Contents"><text:tab/>movl<text:tab/>$0, -16(%ebp)</text:p>
            <text:p text:style-name="Table_20_Contents"><text:tab/>addl<text:tab/>$1, -16(%ebp)</text:p>
            <text:p text:style-name="Table_20_Contents"><text:tab/>addl<text:tab/>$4, %ecx</text:p>
            <text:p text:style-name="Table_20_Contents"><text:tab/>cmpl<text:tab/>$13, -16(%ebp)</text:p>
            <text:p text:style-name="Table_20_Contents"><text:soft-page-break/><text:tab/>je<text:tab/>.L8</text:p>
            <text:p text:style-name="Table_20_Contents"><text:tab/>.p2align 4,,7</text:p>
            <text:p text:style-name="Table_20_Contents"><text:tab/>.p2align 3</text:p>
            <text:p text:style-name="Table_20_Contents">.L4:</text:p>
            <text:p text:style-name="Table_20_Contents"><text:tab/>movl<text:tab/>8(%ebp), %edx</text:p>
            <text:p text:style-name="Table_20_Contents"><text:tab/>xorl<text:tab/>%eax, %eax</text:p>
            <text:p text:style-name="Table_20_Contents"><text:tab/>addl<text:tab/>%edi, %edx</text:p>
            <text:p text:style-name="Table_20_Contents"><text:tab/>.p2align 4,,7</text:p>
            <text:p text:style-name="Table_20_Contents"><text:tab/>.p2align 3</text:p>
            <text:p text:style-name="Table_20_Contents">.<text:span text:style-name="T1">L3:</text:span></text:p>
            <text:p text:style-name="P1"><text:tab/>movl<text:tab/>(%edx), %ebx</text:p>
            <text:p text:style-name="P1"><text:tab/>movl<text:tab/>(%ecx,%eax), %esi</text:p>
            <text:p text:style-name="P1"><text:tab/>movl<text:tab/>%esi, (%edx)</text:p>
            <text:p text:style-name="P1"><text:tab/>addl<text:tab/>$4, %edx</text:p>
            <text:p text:style-name="P1"><text:tab/>movl<text:tab/>%ebx, (%ecx,%eax)</text:p>
            <text:p text:style-name="P1"><text:tab/>addl<text:tab/>$52, %eax</text:p>
            <text:p text:style-name="P1"><text:tab/>cmpl<text:tab/>%eax, %edi</text:p>
            <text:p text:style-name="Table_20_Contents"><text:span text:style-name="T1"><text:tab/>jne<text:tab/>.L3</text:span></text:p>
            <text:p text:style-name="Table_20_Contents"><text:tab/>addl<text:tab/>$1, -16(%ebp)</text:p>
            <text:p text:style-name="Table_20_Contents"><text:tab/>addl<text:tab/>$4, %ecx</text:p>
            <text:p text:style-name="Table_20_Contents"><text:tab/>addl<text:tab/>$52, %edi</text:p>
            <text:p text:style-name="Table_20_Contents"><text:tab/>cmpl<text:tab/>$13, -16(%ebp)</text:p>
            <text:p text:style-name="Table_20_Contents"><text:tab/>jne<text:tab/>.L4</text:p>
            <text:p text:style-name="Table_20_Contents">.L8:</text:p>
            <text:p text:style-name="Table_20_Contents"><text:tab/>addl<text:tab/>$4, %esp</text:p>
            <text:p text:style-name="Table_20_Contents"><text:tab/>popl<text:tab/>%ebx</text:p>
            <text:p text:style-name="Table_20_Contents"><text:tab/>popl<text:tab/>%esi</text:p>
            <text:p text:style-name="Table_20_Contents"><text:tab/>popl<text:tab/>%edi</text:p>
            <text:p text:style-name="Table_20_Contents"><text:tab/>popl<text:tab/>%ebp</text:p>
            <text:p text:style-name="Table_20_Contents"><text:tab/>ret</text:p>
            <text:p text:style-name="Table_20_Contents"><text:tab/>.size<text:tab/>transpose_optimized, .-transpose_optimized</text:p>
            <text:p text:style-name="Table_20_Contents"><text:tab/>.ident<text:tab/>"GCC: (GNU) 4.4.7 20120313 (Red Hat 4.4.7-3)"</text:p>
            <text:p text:style-name="Table_20_Contents"><text:tab/>.section<text:tab/>.note.GNU-stack,"",@progbits</text:p>
          </table:table-cell>
        </table:table-row>
      </table:table>
      <text:p text:style-name="Standard"/>
      <text:p text:style-name="Standard">3.69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A.</text:p>
            <text:p text:style-name="Table_20_Contents">typedef struct ELE *tree_ptr;</text:p>
            <text:p text:style-name="Table_20_Contents"></text:p>
            <text:p text:style-name="Table_20_Contents">struct ELE{</text:p>
            <text:p text:style-name="Table_20_Contents"><text:tab/>long val;</text:p>
            <text:p text:style-name="Table_20_Contents"><text:tab/>tree_ptr left;</text:p>
            <text:p text:style-name="Table_20_Contents"><text:tab/>tree_ptr right;</text:p>
            <text:p text:style-name="Table_20_Contents">};</text:p>
            <text:p text:style-name="Table_20_Contents"></text:p>
            <text:p text:style-name="Table_20_Contents">long trace(tree_ptr tp){</text:p>
            <text:p text:style-name="Table_20_Contents"><text:soft-page-break/><text:tab/>long temp = 0;</text:p>
            <text:p text:style-name="Table_20_Contents"><text:tab/>while(tp != 0){</text:p>
            <text:p text:style-name="Table_20_Contents"><text:tab/><text:tab/>temp = tp-&gt;val;</text:p>
            <text:p text:style-name="Table_20_Contents"><text:tab/><text:tab/>tp = tp-&gt;right;</text:p>
            <text:p text:style-name="Table_20_Contents"><text:tab/>}</text:p>
            <text:p text:style-name="Table_20_Contents"><text:tab/>return temp;</text:p>
            <text:p text:style-name="Table_20_Contents">}</text:p>
            <text:p text:style-name="Table_20_Contents"/>
            <text:p text:style-name="Table_20_Contents">Option used</text:p>
            <text:p text:style-name="P1">gcc -O1 -S 3_69.c</text:p>
          </table:table-cell>
          <table:table-cell table:style-name="Table3.B1" office:value-type="string">
            <text:p text:style-name="Table_20_Contents"><text:tab/>.file<text:tab/>"3_69.c"</text:p>
            <text:p text:style-name="Table_20_Contents"><text:tab/>.text</text:p>
            <text:p text:style-name="Table_20_Contents">.globl trace</text:p>
            <text:p text:style-name="Table_20_Contents"><text:tab/>.type<text:tab/>trace, @function</text:p>
            <text:p text:style-name="Table_20_Contents">trace:</text:p>
            <text:p text:style-name="Table_20_Contents">.LFB0:</text:p>
            <text:p text:style-name="Table_20_Contents"><text:tab/>.cfi_startproc</text:p>
            <text:p text:style-name="Table_20_Contents"><text:tab/>movl<text:tab/>$0, %eax</text:p>
            <text:p text:style-name="Table_20_Contents"><text:tab/>testq<text:tab/>%rdi, %rdi</text:p>
            <text:p text:style-name="Table_20_Contents"><text:tab/>je<text:tab/>.L3</text:p>
            <text:p text:style-name="Table_20_Contents"><text:soft-page-break/>.L5:</text:p>
            <text:p text:style-name="Table_20_Contents"><text:tab/>movq<text:tab/>(%rdi), %rax</text:p>
            <text:p text:style-name="Table_20_Contents"><text:tab/>movq<text:tab/>16(%rdi), %rdi</text:p>
            <text:p text:style-name="Table_20_Contents"><text:tab/>testq<text:tab/>%rdi, %rdi</text:p>
            <text:p text:style-name="Table_20_Contents"><text:tab/>jne<text:tab/>.L5</text:p>
            <text:p text:style-name="Table_20_Contents">.L3:</text:p>
            <text:p text:style-name="Table_20_Contents"><text:tab/>rep</text:p>
            <text:p text:style-name="Table_20_Contents"><text:tab/>ret</text:p>
            <text:p text:style-name="Table_20_Contents"><text:tab/>.cfi_endproc</text:p>
            <text:p text:style-name="Table_20_Contents">.LFE0:</text:p>
            <text:p text:style-name="Table_20_Contents"><text:tab/>.size<text:tab/>trace, .-trace</text:p>
            <text:p text:style-name="Table_20_Contents"><text:tab/>.ident<text:tab/>"GCC: (GNU) 4.4.7 20120313 (Red Hat 4.4.7-3)"</text:p>
            <text:p text:style-name="Table_20_Contents"><text:tab/>.section<text:tab/>.note.GNU-stack,"",@progbits</text:p>
          </table:table-cell>
        </table:table-row>
        <table:table-row>
          <table:table-cell table:style-name="Table3.A2" table:number-columns-spanned="2" office:value-type="string">
            <text:p text:style-name="Table_20_Contents">B. It gets the right-most child's valu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2-04T10:57:35</meta:creation-date>
    <dc:date>2014-02-04T12:12:50</dc:date>
    <dc:creator>Jae Lee</dc:creator>
    <meta:editing-duration>PT44M55S</meta:editing-duration>
    <meta:editing-cycles>2</meta:editing-cycles>
    <meta:generator>LibreOffice/3.5$Linux_X86_64 LibreOffice_project/235ab8a-3802056-4a8fed3-2d66ea8-e241b80</meta:generator>
    <meta:document-statistic meta:table-count="3" meta:image-count="0" meta:object-count="0" meta:page-count="4" meta:paragraph-count="215" meta:word-count="530" meta:character-count="3393" meta:non-whitespace-character-count="2680"/>
  </office:meta>
</office:document-meta>
</file>